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/>
    <style:font-face style:name="StarSymbol" svg:font-family="Star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DejaVu Sans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text-properties style:font-name="DejaVu Sans" fo:font-size="12pt" style:text-underline-style="none" style:font-size-asian="12pt" style:font-size-complex="12pt"/>
    </style:style>
    <style:style style:name="P6" style:family="paragraph" style:parent-style-name="Standard"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473cm" style:auto-text-indent="false"/>
      <style:text-properties style:font-name="DejaVu Sans" fo:font-size="12pt" style:font-size-asian="12pt" style:font-size-complex="12pt"/>
    </style:style>
    <style:style style:name="P12" style:family="paragraph" style:parent-style-name="Standard">
      <style:paragraph-properties style:shadow="#808080 0.18cm 0.18cm"/>
      <style:text-properties style:font-name="DejaVu Sans"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ejaVu Sans" fo:font-size="12pt" style:text-underline-style="none" style:font-size-asian="12pt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ejaVu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ejaVu Sans" fo:font-size="12pt" fo:font-style="normal" style:text-underline-style="none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ejaVu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496cm" style:auto-text-indent="false"/>
      <style:text-properties style:font-name="DejaVu Sans" fo:font-size="12pt" fo:font-style="normal" style:text-underline-style="none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496cm" style:auto-text-indent="false"/>
      <style:text-properties style:font-name="DejaVu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496cm" style:auto-text-indent="false"/>
      <style:text-properties style:font-name="DejaVu Sans" fo:font-size="12pt" style:text-underline-style="none" style:font-size-asian="12pt" style:font-size-complex="12pt"/>
    </style:style>
    <style:style style:name="P20" style:family="paragraph" style:parent-style-name="Standard">
      <style:paragraph-properties style:shadow="none"/>
      <style:text-properties style:font-name="DejaVu Sans" fo:font-size="12pt" style:font-size-asian="12pt" style:font-size-complex="12pt"/>
    </style:style>
    <style:style style:name="P21" style:family="paragraph" style:parent-style-name="Standard">
      <style:paragraph-properties style:shadow="none"/>
      <style:text-properties style:font-name="DejaVu Sans" fo:font-size="12pt" officeooo:rsid="000f8bba" officeooo:paragraph-rsid="000f8bba" style:font-size-asian="12pt" style:font-size-complex="12pt"/>
    </style:style>
    <style:style style:name="P22" style:family="paragraph" style:parent-style-name="Standard" style:list-style-name="L1">
      <style:text-properties style:font-name="DejaVu Sans" fo:font-size="12pt" style:text-underline-style="none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ejaVu Sans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Footer">
      <style:paragraph-properties fo:text-align="end" style:justify-single-word="false"/>
      <style:text-properties style:font-name="DejaVu Sans" fo:font-size="6pt" officeooo:rsid="0017ae06" officeooo:paragraph-rsid="0017ae06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6f4b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font-name="DejaVu Sans"/>
    </style:style>
    <style:style style:name="T7" style:family="text">
      <style:text-properties style:font-name="DejaVu Sans" style:text-underline-style="non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1.309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2.618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3.926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5.235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6.544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7.853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9.162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10.47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11.779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La versification « classique »</text:p>
      <text:p text:style-name="P9"/>
      <text:p text:style-name="P1"/>
      <text:p text:style-name="P11">Un poème se divise en <text:span text:style-name="T1">strophes</text:span> (=paragraphes) divisées en <text:span text:style-name="T1">vers</text:span> (=lignes); en français chaque vers se définit par un nombre fixe de syllabes et le retour d'un même son, la <text:span text:style-name="T1">rime</text:span>.</text:p>
      <text:p text:style-name="P1"/>
      <text:p text:style-name="P12">(a) <text:span text:style-name="T3">les noms des vers</text:span></text:p>
      <text:p text:style-name="P1"/>
      <text:p text:style-name="P2"><text:tab/>vers de n syllabe(s)<text:tab/>nom</text:p>
      <text:p text:style-name="P2"/>
      <text:p text:style-name="P1"><text:tab/><text:tab/>1<text:tab/><text:tab/><text:tab/>monosyllabe</text:p>
      <text:p text:style-name="P1"><text:tab/><text:tab/>2<text:tab/><text:tab/><text:tab/>disyllabe</text:p>
      <text:p text:style-name="P1"><text:tab/><text:tab/>3<text:tab/><text:tab/><text:tab/>trisyllabe</text:p>
      <text:p text:style-name="P1"><text:tab/><text:tab/>4<text:tab/><text:tab/><text:tab/>quadrisyllabe</text:p>
      <text:p text:style-name="P1"><text:tab/><text:tab/>5<text:tab/><text:tab/><text:tab/>pentasyllabe</text:p>
      <text:p text:style-name="P1"><text:tab/><text:tab/>6<text:tab/><text:tab/><text:tab/>hexasyllabe</text:p>
      <text:p text:style-name="P1"><text:tab/><text:tab/>7<text:tab/><text:tab/><text:tab/>heptasyllabe</text:p>
      <text:p text:style-name="P1"><text:tab/><text:tab/>8<text:tab/><text:tab/><text:tab/><text:span text:style-name="T1">octosyllabe</text:span></text:p>
      <text:p text:style-name="P1"><text:tab/><text:tab/>9<text:tab/><text:tab/><text:tab/>ennéasyllabe</text:p>
      <text:p text:style-name="P1"><text:tab/><text:tab/>10<text:tab/><text:tab/><text:tab/><text:span text:style-name="T1">décasyllabe</text:span></text:p>
      <text:p text:style-name="P1"><text:tab/><text:tab/>11<text:tab/><text:tab/><text:tab/>hendécasyllabe</text:p>
      <text:p text:style-name="P1"><text:tab/><text:tab/>12<text:tab/><text:tab/><text:tab/><text:span text:style-name="T1">dodécasyllabe</text:span> = alexandrin</text:p>
      <text:p text:style-name="P3"/>
      <text:p text:style-name="P3"/>
      <text:p text:style-name="P3"/>
      <text:p text:style-name="P3"/>
      <text:p text:style-name="P3">comment compter le nombre de syllabes 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2"><text:soft-page-break/>(b) <text:span text:style-name="T4">les noms des strophes</text:span></text:p>
      <text:p text:style-name="P1"/>
      <text:p text:style-name="P7"><text:tab/>strophe de n vers<text:tab/><text:tab/>nom</text:p>
      <text:p text:style-name="P1"><text:tab/><text:tab/>1<text:tab/><text:tab/><text:tab/><text:tab/>monostiche</text:p>
      <text:p text:style-name="P1"><text:tab/><text:tab/>2<text:tab/><text:tab/><text:tab/><text:tab/>distique</text:p>
      <text:p text:style-name="P1"><text:tab/><text:tab/>3<text:tab/><text:tab/><text:tab/><text:tab/><text:span text:style-name="T1">tercet</text:span></text:p>
      <text:p text:style-name="P1"><text:tab/><text:tab/>4<text:tab/><text:tab/><text:tab/><text:tab/><text:span text:style-name="T1">quatrain</text:span></text:p>
      <text:p text:style-name="P1"><text:tab/><text:tab/>5<text:tab/><text:tab/><text:tab/><text:tab/>quintil</text:p>
      <text:p text:style-name="P1"><text:tab/><text:tab/>6<text:tab/><text:tab/><text:tab/><text:tab/>sizain</text:p>
      <text:p text:style-name="P1"><text:tab/><text:tab/>7<text:tab/><text:tab/><text:tab/><text:tab/>septain</text:p>
      <text:p text:style-name="P1"><text:tab/><text:tab/>8<text:tab/><text:tab/><text:tab/><text:tab/>huitain</text:p>
      <text:p text:style-name="P1"><text:tab/><text:tab/>9<text:tab/><text:tab/><text:tab/><text:tab/>neuvain</text:p>
      <text:p text:style-name="P1"><text:tab/><text:tab/>10<text:tab/><text:tab/><text:tab/><text:tab/>dizain</text:p>
      <text:p text:style-name="P1"><text:tab/><text:tab/>11<text:tab/><text:tab/><text:tab/><text:tab/>onzain</text:p>
      <text:p text:style-name="P1"><text:tab/><text:tab/>12<text:tab/><text:tab/><text:tab/><text:tab/>douzain</text:p>
      <text:p text:style-name="P1"/>
      <text:p text:style-name="P21">Un sonnet est un poème formé de deux quatrains et de deux tercets.</text:p>
      <text:p text:style-name="P20"/>
      <text:p text:style-name="P1"/>
      <text:p text:style-name="P12">(c) <text:span text:style-name="T3">la rime</text:span></text:p>
      <text:p text:style-name="P4"/>
      <text:p text:style-name="P6">Toutes les rimes ne sont pas de même qualité. On distinguera :</text:p>
      <text:p text:style-name="P5"/>
      <text:p text:style-name="P5">- <text:span text:style-name="T1">la rime pauvre</text:span> : un seul « son » (consonne ou voyelle) en commun</text:p>
      <text:list xml:id="list3934631697" text:style-name="L1">
        <text:list-header>
          <text:p text:style-name="P22"/>
        </text:list-header>
      </text:list>
      <text:p text:style-name="P5">J'ai perdu ma force et ma vie, </text:p>
      <text:p text:style-name="P5">Et mes amis et ma gaieté; <text:s text:c="6"/></text:p>
      <text:p text:style-name="P5">J'ai perdu jusqu'à la fierté </text:p>
      <text:p text:style-name="P5">Qui faisait croire à mon génie. <text:tab/><text:tab/><text:span text:style-name="T7">( seulement le son [i] ) </text:span></text:p>
      <text:p text:style-name="P5">(<text:span text:style-name="T3">Tristesse</text:span>, Musset) </text:p>
      <text:p text:style-name="P5"/>
      <text:p text:style-name="P5">- <text:span text:style-name="T1">la ri</text:span><text:span text:style-name="T2">me</text:span><text:span text:style-name="T1"> suffisante</text:span> : deux sons en commun</text:p>
      <text:p text:style-name="P5"/>
      <text:p text:style-name="P5">Pleurez, oiseaux de février, </text:p>
      <text:p text:style-name="P5">Au sinistre frisson des choses, </text:p>
      <text:p text:style-name="P5">Pleurez oiseaux de février, </text:p>
      <text:p text:style-name="P5">Pleurez mes pleurs, pleurez mes roses <text:tab/> ( deux sons : [oz] )</text:p>
      <text:p text:style-name="P5">Aux branches du genévrier. </text:p>
      <text:p text:style-name="P5">(<text:span text:style-name="T3">Soir d’hiver</text:span>, Émile Nelligan) </text:p>
      <text:p text:style-name="P5"/>
      <text:p text:style-name="P5">- <text:span text:style-name="T1">la ri</text:span><text:span text:style-name="T2">me</text:span><text:span text:style-name="T1"> riche</text:span> : plus de deux sons en commun</text:p>
      <text:p text:style-name="P5"/>
      <text:p text:style-name="P5">Depuis six mille ans la guerre </text:p>
      <text:p text:style-name="P5">Plaît aux peuples querelleurs, </text:p>
      <text:p text:style-name="P8"><text:span text:style-name="T7">Et Dieu perd son temps à faire <text:tab/><text:tab/>( trois sons : [l</text:span><text:span text:style-name="T6">œ</text:span><text:span text:style-name="T7">r] )</text:span></text:p>
      <text:p text:style-name="P5">Les étoiles et les fleurs. </text:p>
      <text:p text:style-name="P5">(<text:span text:style-name="T3">Liberté, égalité, fraternité</text:span>, Hugo) </text:p>
      <text:p text:style-name="P5"/>
      <text:p text:style-name="P23"/>
      <text:p text:style-name="P23"/>
      <text:p text:style-name="P23"/>
      <text:p text:style-name="P13"><text:soft-page-break/><text:span text:style-name="T8">Une rime qui se termine par un e muet est dite </text:span><text:span text:style-name="T1">féminine</text:span>; elle sera <text:span text:style-name="T1">masculine</text:span> dans le cas contraire. Normalement le poète doit faire alterner les unes avec les autres :</text:p>
      <text:p text:style-name="P13"/>
      <text:p text:style-name="P17">Demain, dès l'aube, à l'heure où blanchit la campagne,</text:p>
      <text:p text:style-name="P17">Je partirai. Vois-tu, je sais que tu m'attends.</text:p>
      <text:p text:style-name="P17">J'irai par la forêt, j'irai par la montagne.</text:p>
      <text:p text:style-name="P17">Je ne puis demeurer loin de toi plus longtemps.</text:p>
      <text:p text:style-name="P17"/>
      <text:p text:style-name="P19"><text:span text:style-name="T5"><text:tab/></text:span><text:span text:style-name="T4">Demain dès l'aube</text:span><text:span text:style-name="T5"> (Victor Hugo)</text:span></text:p>
      <text:p text:style-name="P17"/>
      <text:p text:style-name="P14"/>
      <text:p text:style-name="P14"/>
      <text:p text:style-name="P16">La disposition des rimes </text:p>
      <text:p text:style-name="P17"/>
      <text:p text:style-name="P14"><text:tab/>rimes plates ou suivies: AABB</text:p>
      <text:p text:style-name="P15"/>
      <text:p text:style-name="P17"><text:s text:c="3"/>La lune s'attristait. Des séraphins en pleurs <text:s text:c="7"/><text:tab/><text:tab/>A<text:tab/> </text:p>
      <text:p text:style-name="P17"><text:s text:c="3"/>Rêvant l'archet aux doigts, dans le calme des fleurs <text:tab/>A </text:p>
      <text:p text:style-name="P17"><text:s text:c="3"/>Vaporeuses, vibraient de mourantes violes <text:s text:c="10"/><text:tab/>B<text:tab/> </text:p>
      <text:p text:style-name="P17"><text:s text:c="3"/>De blancs sanglots glissant sur l'azur des corolles <text:s/><text:tab/>B </text:p>
      <text:p text:style-name="P19"><text:span text:style-name="T5"><text:s text:c="3"/>(</text:span><text:span text:style-name="T4">Apparition</text:span><text:span text:style-name="T5">, Mallarmé) </text:span></text:p>
      <text:p text:style-name="P17"/>
      <text:p text:style-name="P18"><text:s text:c="7"/>rimes embrassées: ABBA </text:p>
      <text:p text:style-name="P18"/>
      <text:p text:style-name="P17"><text:s text:c="3"/>Tandis que je parlais le langage des vers <text:s text:c="11"/><text:tab/><text:tab/>A<text:tab/> </text:p>
      <text:p text:style-name="P17"><text:s text:c="3"/>Elle s'est doucement tendrement endormie <text:s text:c="12"/><text:tab/>B </text:p>
      <text:p text:style-name="P17"><text:s text:c="3"/>Comme une maison d'ombre au creux de notre vie <text:s text:c="2"/><text:tab/>B </text:p>
      <text:p text:style-name="P17"><text:s text:c="3"/>Une lampe baissée au coeur des myrthes verts <text:s text:c="8"/><text:tab/>A </text:p>
      <text:p text:style-name="P19"><text:span text:style-name="T5"><text:s text:c="3"/>(</text:span><text:span text:style-name="T4">Elsa</text:span><text:span text:style-name="T5">, Louis Aragon) </text:span></text:p>
      <text:p text:style-name="P17"/>
      <text:p text:style-name="P18"><text:s text:c="7"/>rimes croisées: ABAB </text:p>
      <text:p text:style-name="P17"/>
      <text:p text:style-name="P17"><text:s text:c="3"/>Souvent, pour s'amuser, les hommes d'équipage<text:tab/>A</text:p>
      <text:p text:style-name="P17"><text:s text:c="3"/>Prennent des albatros, vastes oiseaux des mers,<text:tab/><text:tab/>B</text:p>
      <text:p text:style-name="P17"><text:s text:c="3"/>Qui suivent, indolents compagnons de voyage <text:s text:c="9"/><text:tab/>A </text:p>
      <text:p text:style-name="P17"><text:s text:c="3"/>Le navire glissant sur les gouffres amers. <text:s text:c="10"/><text:tab/><text:tab/>B<text:tab/> </text:p>
      <text:p text:style-name="P19"><text:span text:style-name="T5"><text:s text:c="3"/>(</text:span><text:span text:style-name="T4">L’albatros</text:span><text:span text:style-name="T5">, Baudelair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/>
    <style:font-face style:name="StarSymbol" svg:font-family="Star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1" style:font-size-asian="12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1" style:font-size-asian="12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Andale Sans UI" style:font-family-complex="'Andale Sans U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ndale Sans UI1" style:font-family-complex="'Andale Sans U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dale Sans UI1" style:font-family-complex="'Andale Sans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 style:font-family-complex="'Andale Sans U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" fo:font-size="6pt" officeooo:rsid="0017ae06" officeooo:paragraph-rsid="0017ae06" style:font-size-asian="6pt" style:font-size-complex="6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vocabulaire de la verisification classique<text:tab/><text:span text:style-name="MT1"><text:page-number text:select-page="current">3</text:page-number></text:span><text:span text:style-name="MT1"> /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7-09-27T00:22:08</meta:creation-date>
    <dc:date>2021-06-10T07:51:02.957509238</dc:date>
    <meta:print-date>2007-09-27T00:33:03</meta:print-date>
    <dc:language>fr-FR</dc:language>
    <meta:editing-cycles>69</meta:editing-cycles>
    <meta:editing-duration>PT1H20M16S</meta:editing-duration>
    <meta:document-statistic meta:table-count="0" meta:image-count="0" meta:object-count="0" meta:page-count="3" meta:paragraph-count="80" meta:word-count="471" meta:character-count="2914" meta:non-whitespace-character-count="2222"/>
    <meta:user-defined meta:name="Info 1"/>
    <meta:user-defined meta:name="Info 2"/>
    <meta:user-defined meta:name="Info 3"/>
    <meta:user-defined meta:name="Info 4"/>
  </office:meta>
</office:document-meta>
</file>